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rsid="0018ce19" officeooo:paragraph-rsid="0018ce19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rsid="0018ce19" officeooo:paragraph-rsid="0018ce19"/>
    </style:style>
    <style:style style:name="P3" style:family="paragraph" style:parent-style-name="Standard">
      <style:paragraph-properties fo:line-height="200%" fo:text-align="start" style:justify-single-word="false"/>
      <style:text-properties style:font-name="Times New Roman" officeooo:rsid="0018ce19" officeooo:paragraph-rsid="0018ce19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officeooo:rsid="001a1240" officeooo:paragraph-rsid="001a1240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 New Roman" officeooo:rsid="001a1240" officeooo:paragraph-rsid="001c51d6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officeooo:rsid="001a1240" officeooo:paragraph-rsid="002416f4"/>
    </style:style>
    <style:style style:name="P7" style:family="paragraph" style:parent-style-name="Standard">
      <style:paragraph-properties fo:line-height="200%" fo:text-align="start" style:justify-single-word="false"/>
      <style:text-properties style:font-name="Times New Roman" officeooo:rsid="001c51d6" officeooo:paragraph-rsid="001c51d6"/>
    </style:style>
    <style:style style:name="P8" style:family="paragraph" style:parent-style-name="Standard">
      <style:paragraph-properties fo:line-height="200%" fo:text-align="start" style:justify-single-word="false"/>
      <style:text-properties style:font-name="Times New Roman" officeooo:rsid="001d61fc" officeooo:paragraph-rsid="001d61fc"/>
    </style:style>
    <style:style style:name="P9" style:family="paragraph" style:parent-style-name="Standard">
      <style:paragraph-properties fo:line-height="200%" fo:text-align="start" style:justify-single-word="false"/>
      <style:text-properties style:font-name="Times New Roman" style:text-underline-style="solid" style:text-underline-width="auto" style:text-underline-color="font-color" officeooo:rsid="001c51d6" officeooo:paragraph-rsid="001c51d6"/>
    </style:style>
    <style:style style:name="P10" style:family="paragraph" style:parent-style-name="Standard">
      <style:paragraph-properties fo:line-height="200%" fo:text-align="start" style:justify-single-word="false"/>
      <style:text-properties style:font-name="Times New Roman" officeooo:rsid="001d7dbe" officeooo:paragraph-rsid="001d7dbe"/>
    </style:style>
    <style:style style:name="P11" style:family="paragraph" style:parent-style-name="Standard">
      <style:paragraph-properties fo:line-height="200%" fo:text-align="start" style:justify-single-word="false"/>
      <style:text-properties style:font-name="Times New Roman" officeooo:rsid="00209f67" officeooo:paragraph-rsid="00209f67"/>
    </style:style>
    <style:style style:name="P12" style:family="paragraph" style:parent-style-name="Standard">
      <style:paragraph-properties fo:line-height="200%" fo:text-align="start" style:justify-single-word="false"/>
      <style:text-properties style:font-name="Times New Roman" officeooo:rsid="002416f4" officeooo:paragraph-rsid="0027e76f"/>
    </style:style>
    <style:style style:name="P13" style:family="paragraph" style:parent-style-name="Standard">
      <style:paragraph-properties fo:line-height="200%" fo:text-align="start" style:justify-single-word="false"/>
      <style:text-properties style:font-name="Times New Roman" officeooo:rsid="0027e76f" officeooo:paragraph-rsid="0027e76f"/>
    </style:style>
    <style:style style:name="P14" style:family="paragraph" style:parent-style-name="Standard">
      <style:paragraph-properties fo:line-height="200%" fo:text-align="start" style:justify-single-word="false"/>
      <style:text-properties style:font-name="Times New Roman" officeooo:rsid="0027e76f" officeooo:paragraph-rsid="0027e76f"/>
    </style:style>
    <style:style style:name="P15" style:family="paragraph" style:parent-style-name="Standard">
      <style:paragraph-properties fo:line-height="200%" fo:text-align="start" style:justify-single-word="false"/>
      <style:text-properties style:font-name="Times New Roman" officeooo:rsid="0029d713" officeooo:paragraph-rsid="0029d713"/>
    </style:style>
    <style:style style:name="P16" style:family="paragraph" style:parent-style-name="Standard">
      <style:paragraph-properties fo:line-height="200%" fo:text-align="start" style:justify-single-word="false"/>
      <style:text-properties style:font-name="Times New Roman" officeooo:rsid="0029de14" officeooo:paragraph-rsid="0029de14"/>
    </style:style>
    <style:style style:name="P17" style:family="paragraph" style:parent-style-name="Standard">
      <style:paragraph-properties fo:line-height="200%" fo:text-align="start" style:justify-single-word="false"/>
      <style:text-properties style:font-name="Times New Roman" officeooo:rsid="002a2a3d" officeooo:paragraph-rsid="002a2a3d"/>
    </style:style>
    <style:style style:name="P18" style:family="paragraph" style:parent-style-name="Standard">
      <style:paragraph-properties fo:line-height="200%" fo:text-align="start" style:justify-single-word="false"/>
      <style:text-properties style:font-name="Times New Roman" officeooo:rsid="002b357a" officeooo:paragraph-rsid="002b357a"/>
    </style:style>
    <style:style style:name="T1" style:family="text">
      <style:text-properties officeooo:rsid="001d61fc"/>
    </style:style>
    <style:style style:name="T2" style:family="text">
      <style:text-properties officeooo:rsid="001d7db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d7dbe"/>
    </style:style>
    <style:style style:name="T5" style:family="text">
      <style:text-properties style:text-underline-style="solid" style:text-underline-width="auto" style:text-underline-color="font-color" officeooo:rsid="001d61fc"/>
    </style:style>
    <style:style style:name="T6" style:family="text">
      <style:text-properties officeooo:rsid="001f29f6"/>
    </style:style>
    <style:style style:name="T7" style:family="text">
      <style:text-properties officeooo:rsid="002276c8"/>
    </style:style>
    <style:style style:name="T8" style:family="text">
      <style:text-properties officeooo:rsid="0023a3f1"/>
    </style:style>
    <style:style style:name="T9" style:family="text">
      <style:text-properties officeooo:rsid="0025eb79"/>
    </style:style>
    <style:style style:name="T10" style:family="text">
      <style:text-properties officeooo:rsid="0027e76f"/>
    </style:style>
    <style:style style:name="T11" style:family="text">
      <style:text-properties officeooo:rsid="0029d713"/>
    </style:style>
    <style:style style:name="T12" style:family="text">
      <style:text-properties officeooo:rsid="002a2a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ek Yardas</text:p>
      <text:p text:style-name="P1">SPN 217-03</text:p>
      <text:p text:style-name="P1">Yvette Aparicio</text:p>
      <text:p text:style-name="P2">Tarea para el 15 de septiembre, 2017</text:p>
      <text:p text:style-name="P2"/>
      <text:p text:style-name="P3"><text:tab/>Oraciones:</text:p>
      <text:p text:style-name="P3"/>
      <text:p text:style-name="P13">1) <text:span text:style-name="T11">Sintonizar</text:span></text:p>
      <text:p text:style-name="P16"><text:span text:style-name="T12">Qué triste l</text:span>a mujer sintonizó su <text:span text:style-name="T12">guguga muerta.</text:span></text:p>
      <text:p text:style-name="P13"/>
      <text:p text:style-name="P15">2) Jalar</text:p>
      <text:p text:style-name="P17">Mi hermano me jaló abajo las escaleras y me rompió la pierna.</text:p>
      <text:p text:style-name="P15"/>
      <text:p text:style-name="P15">3) grueso</text:p>
      <text:p text:style-name="P17">Las paredes de un edificio necesito estar muy grueso para no caerse.</text:p>
      <text:p text:style-name="P3"/>
      <text:p text:style-name="P15">4) demorarse</text:p>
      <text:p text:style-name="P17">Me desperté 10 minutos antes de mi clase a las 10 de la mañana, y tal vez me demoré en asistirle.</text:p>
      <text:p text:style-name="P3"/>
      <text:p text:style-name="P15">5) reconocer</text:p>
      <text:p text:style-name="P18">Era las cinco menos veinte cuando reconocía que no había almorzado.</text:p>
      <text:p text:style-name="P3"/>
      <text:p text:style-name="P4">Ejercicio A:</text:p>
      <text:p text:style-name="P4"/>
      <text:p text:style-name="P4"><text:soft-page-break/>1) Los cadejos son... perros mágios que se parecen a los lobos y tienen el donaire de venados aunque no son lobos ni venados.</text:p>
      <text:p text:style-name="P4"/>
      <text:p text:style-name="P4">2) Los cadejos comen... las semillas que caen de las campánulas.</text:p>
      <text:p text:style-name="P4"/>
      <text:p text:style-name="P4">3) La gente que vive en las faldas de los volvanes dice que los cadejos protegen… <text:span text:style-name="T1">a la gente del peligro y la desgracia.</text:span></text:p>
      <text:p text:style-name="P4"/>
      <text:p text:style-name="P4">4) Un cipote es un… <text:span text:style-name="T1">niño.</text:span></text:p>
      <text:p text:style-name="P4"/>
      <text:p text:style-name="P4">5) A don Tonio y a sus trece hermanos no les gutsan… <text:span text:style-name="T1">los cadejos para nada.</text:span></text:p>
      <text:p text:style-name="P4"/>
      <text:p text:style-name="P4">6) Don Tonio le dijo a sus hermanos que los cadejos… <text:span text:style-name="T1">hechizan a la gente y la hacen perezosa.</text:span></text:p>
      <text:p text:style-name="P4"/>
      <text:p text:style-name="P5">7) Don Tonio y sus hermanos ma<text:span text:style-name="T1">n</text:span>daron a los soldados de plomo para los volcanes para… <text:span text:style-name="T1">cazar los cadejos.</text:span></text:p>
      <text:p text:style-name="P4"/>
      <text:p text:style-name="P4">8) El volcán Tecapa viste… <text:span text:style-name="T2">un ropaje espléndido de agua y un sombrero de nubes.</text:span></text:p>
      <text:p text:style-name="P4"/>
      <text:p text:style-name="P4">9) El volcán Chaparrastique siempre lleva un sombrero de… <text:span text:style-name="T2">humo caliente.</text:span></text:p>
      <text:p text:style-name="P4"/>
      <text:p text:style-name="P4">10) Los soldados de plomo no sabían que los cadejos… <text:span text:style-name="T6">visten un traje de luz de día y de aire, con lo cual se hacen transparentes.</text:span></text:p>
      <text:p text:style-name="P4"/>
      <text:p text:style-name="P4">11) Los dos volcanes hicieron a los soldados de plomo… <text:span text:style-name="T7">muy caliente y luego les remojaron con agua. </text:span></text:p>
      <text:p text:style-name="P4"><text:soft-page-break/></text:p>
      <text:p text:style-name="P4">12) A final, Don Tonio y sus trece hermanos… <text:span text:style-name="T8">huyeron a otras tierras.</text:span></text:p>
      <text:p text:style-name="P4"/>
      <text:p text:style-name="P4">13) Los cadejos y la gente de los volcanes celebraron… <text:span text:style-name="T8">un gran fiesta que se convirtió en una inmensa fiesta nacional.</text:span></text:p>
      <text:p text:style-name="P4"/>
      <text:p text:style-name="P4"/>
      <text:p text:style-name="P4"/>
      <text:p text:style-name="P4"/>
      <text:p text:style-name="P4"/>
      <text:p text:style-name="P7">Listas de las descripciones de los peronajes:</text:p>
      <text:p text:style-name="P9">Don Tonio y sus hermanos</text:p>
      <text:p text:style-name="P8">los dueños de la tierra de los volcanes</text:p>
      <text:p text:style-name="P8">no gustarles los cadejos para nada</text:p>
      <text:p text:style-name="P8">no querer la gente beber, comer ni descansar cuando tener ganas.</text:p>
      <text:p text:style-name="P7"/>
      <text:p text:style-name="P7"/>
      <text:p text:style-name="P7"/>
      <text:p text:style-name="P9"><text:span text:style-name="T1">L</text:span>os cadejos</text:p>
      <text:p text:style-name="P8">perros mágicos</text:p>
      <text:p text:style-name="P8">se parecer a los lobos</text:p>
      <text:p text:style-name="P8">tener el donaire de venados</text:p>
      <text:p text:style-name="P8">ser tararanietos de los volcanes</text:p>
      <text:p text:style-name="P8">proteger a la gente del peligro y la desgracia (pisar por una cuelbra, caerse en aguijeros, trabajar bajo el sol ardiente...)</text:p>
      <text:p text:style-name="P11"><text:soft-page-break/>vistar un traje de luz de día y de aire</text:p>
      <text:p text:style-name="P7"/>
      <text:p text:style-name="P7"/>
      <text:p text:style-name="P7"/>
      <text:p text:style-name="P7"><text:span text:style-name="T5">L</text:span><text:span text:style-name="T3">os volcanes</text:span></text:p>
      <text:p text:style-name="P7"><text:tab/><text:span text:style-name="T4">Tecapa</text:span></text:p>
      <text:p text:style-name="P7"><text:tab/><text:span text:style-name="T2">Ser mujer</text:span></text:p>
      <text:p text:style-name="P7"><text:tab/><text:span text:style-name="T2">vistar un ropaje espléndido de agua y un sombrero de nubes</text:span></text:p>
      <text:p text:style-name="P7"/>
      <text:p text:style-name="P7"/>
      <text:p text:style-name="P7"/>
      <text:p text:style-name="P7"><text:tab/><text:span text:style-name="T4">Chaparrastique</text:span></text:p>
      <text:p text:style-name="P7"><text:tab/><text:span text:style-name="T2">Ser hermoso</text:span></text:p>
      <text:p text:style-name="P7"><text:tab/><text:span text:style-name="T2">Llevar siempre su sombrero blanco de humo caliente</text:span></text:p>
      <text:p text:style-name="P7"/>
      <text:p text:style-name="P7"/>
      <text:p text:style-name="P7"/>
      <text:p text:style-name="P9"><text:span text:style-name="T1">L</text:span>os soldades de plomo</text:p>
      <text:p text:style-name="P8">Ser de plomo</text:p>
      <text:p text:style-name="P10">querer ir a fiestas de cumpleaños</text:p>
      <text:p text:style-name="P10">querer todo el mundo obdecer sus órdenes</text:p>
      <text:p text:style-name="P10">querer ser los soldades de plomo más bellos y más respetados del mundo</text:p>
      <text:p text:style-name="P11">ponerse furibundos cuando no poder encontrar los cadejos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jercicio B:</text:p>
      <text:p text:style-name="P4"/>
      <text:p text:style-name="P6">1) ¿Quién es el narrador de este cuento?</text:p>
      <text:p text:style-name="P13">En la realidad ser el autor Manlio Argueta. </text:p>
      <text:p text:style-name="P13">En el contexto del cuento ser un anciano que dar cuenta de lo que pasar durante su juventud.</text:p>
      <text:p text:style-name="P4"/>
      <text:p text:style-name="P4">2) ¿Tiene el cuento un final alegre o triste? Explica.</text:p>
      <text:p text:style-name="P12"><text:span text:style-name="T10">El cuento tener </text:span>un final alegre</text:p>
      <text:p text:style-name="P12">Don Tonio y sus trece hermanos hu<text:span text:style-name="T10">ir</text:span> del tierra de las faldas de los volcanes. </text:p>
      <text:p text:style-name="P12"><text:span text:style-name="T10">Ser cambiar de oficio para</text:span> los soldados de p<text:span text:style-name="T9">lomo, dedicarse a cosas más dignas. </text:span></text:p>
      <text:p text:style-name="P13">Ser una gran fiesta muy disfrutada.</text:p>
      <text:p text:style-name="P12"/>
      <text:p text:style-name="P4">4) ¿Cuál es el tema principal del cuento?</text:p>
      <text:p text:style-name="P13">La conservacíon de la naturaleza, del medio ambiente</text:p>
      <text:p text:style-name="P13"><text:soft-page-break/>Respetar la Tierra</text:p>
      <text:p text:style-name="P13">Todos vivas tener valor</text:p>
      <text:p text:style-name="P4"/>
      <text:p text:style-name="P4">5) ¿Cuál es el estilo del lenguaje? Descríbelo</text:p>
      <text:p text:style-name="P13">Surreal<text:span text:style-name="T11">ista</text:span>, <text:span text:style-name="T11">fantasía</text:span></text:p>
      <text:p text:style-name="P13"/>
      <text:p text:style-name="P4"/>
      <text:p text:style-name="P4">¿Qué es la moraleja (el mensaje) de este cuento?</text:p>
      <text:p text:style-name="P15">Respetar a la naturaleza</text:p>
      <text:p text:style-name="P15">Respetar a otras personas</text:p>
      <text:p text:style-name="P15">No subir a los volcane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9:11:52.609704000</meta:creation-date>
    <dc:date>2017-09-15T10:36:24.409908000</dc:date>
    <meta:editing-duration>PT47M9S</meta:editing-duration>
    <meta:editing-cycles>10</meta:editing-cycles>
    <meta:generator>LibreOffice/5.2.5.1$MacOSX_X86_64 LibreOffice_project/0312e1a284a7d50ca85a365c316c7abbf20a4d22</meta:generator>
    <meta:document-statistic meta:table-count="0" meta:image-count="0" meta:object-count="0" meta:page-count="6" meta:paragraph-count="73" meta:word-count="610" meta:character-count="3322" meta:non-whitespace-character-count="2774"/>
  </office:meta>
</office:document-meta>
</file>